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normal" fo:font-family="Arial" style:font-family-asian="Arial" style:font-family-complex="Arial" fo:background-color="transparent" style:use-window-font-color="true" fo:font-style="italic"/>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20.00pt" fo:font-weight="bold" fo:font-family="Arial" style:font-family-asian="Arial" style:font-family-complex="Arial" fo:background-color="transparent" style:use-window-font-color="true" fo:font-style="italic"/>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4.00pt" fo:font-weight="bold" fo:font-family="Arial" style:font-family-asian="Arial" style:font-family-complex="Arial"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2.00pt" fo:font-weight="normal" fo:font-family="Arial" style:font-family-asian="Arial" style:font-family-complex="Arial"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4.00pt" fo:font-weight="bold" fo:font-family="Arial" style:font-family-asian="Arial" style:font-family-complex="Arial"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2.00pt" fo:font-weight="normal" fo:font-family="Arial" style:font-family-asian="Arial" style:font-family-complex="Arial"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normal" fo:font-family="Arial" style:font-family-asian="Arial" style:font-family-complex="Arial" fo:background-color="transparent" style:use-window-font-color="true" fo:font-style="italic"/>
    </style:style>
    <style:style style:name="T14" style:family="text">
      <style:text-properties fo:font-size="12.00pt" fo:font-weight="normal" fo:font-family="Arial" style:font-family-asian="Arial" style:font-family-complex="Arial" fo:background-color="transparent" style:use-window-font-color="true"/>
    </style:style>
    <style:style style:name="T15"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16"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17" style:family="text">
      <style:text-properties fo:font-size="12.00pt" fo:font-weight="normal" fo:font-family="Arial" style:font-family-asian="Arial" style:font-family-complex="Arial"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2.00pt" fo:font-weight="normal" fo:font-family="Arial" style:font-family-asian="Arial" style:font-family-complex="Arial" fo:background-color="transparent" style:use-window-font-color="true" fo:font-style="italic"/>
    </style:style>
    <style:style style:name="T20" style:family="text">
      <style:text-properties fo:font-size="12.00pt" fo:font-weight="normal" fo:font-family="Arial" style:font-family-asian="Arial" style:font-family-complex="Arial"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4.00pt" fo:font-weight="bold" fo:font-family="Arial" style:font-family-asian="Arial" style:font-family-complex="Arial"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2.00pt" fo:font-weight="normal" fo:font-family="Arial" style:font-family-asian="Arial" style:font-family-complex="Arial"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2.00pt" fo:font-weight="normal" fo:font-family="Arial" style:font-family-asian="Arial" style:font-family-complex="Arial"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2.00pt" fo:font-weight="normal" fo:font-family="Arial" style:font-family-asian="Arial" style:font-family-complex="Arial"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4.00pt" fo:font-weight="bold" fo:font-family="Arial" style:font-family-asian="Arial" style:font-family-complex="Arial"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2.00pt" fo:font-weight="normal" fo:font-family="Arial" style:font-family-asian="Arial" style:font-family-complex="Arial"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2.00pt" fo:font-weight="normal" fo:font-family="Arial" style:font-family-asian="Arial" style:font-family-complex="Arial"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2.00pt" fo:font-weight="normal" fo:font-family="Arial" style:font-family-asian="Arial" style:font-family-complex="Arial"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2.00pt" fo:font-weight="normal" fo:font-family="Arial" style:font-family-asian="Arial" style:font-family-complex="Arial"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4.00pt" fo:font-weight="bold" fo:font-family="Arial" style:font-family-asian="Arial" style:font-family-complex="Arial"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2.00pt" fo:font-weight="normal" fo:font-family="Arial" style:font-family-asian="Arial" style:font-family-complex="Arial" fo:background-color="transparent" style:use-window-font-color="true"/>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2.00pt" fo:font-weight="normal" fo:font-family="Arial" style:font-family-asian="Arial" style:font-family-complex="Arial" fo:background-color="transparent" style:use-window-font-color="true"/>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2.00pt" fo:font-weight="normal" fo:font-family="Arial" style:font-family-asian="Arial" style:font-family-complex="Arial" fo:background-color="transparent" style:use-window-font-color="true"/>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2.00pt" fo:font-weight="normal" fo:font-family="Arial" style:font-family-asian="Arial" style:font-family-complex="Arial" fo:background-color="transparent" style:use-window-font-color="true"/>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2.00pt" fo:font-weight="normal" fo:font-family="Arial" style:font-family-asian="Arial" style:font-family-complex="Arial" fo:background-color="transparent" style:use-window-font-color="true"/>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2.00pt" fo:font-weight="normal" fo:font-family="Arial" style:font-family-asian="Arial" style:font-family-complex="Arial" fo:background-color="transparent" style:use-window-font-color="true"/>
    </style:style>
    <style:style style:name="T53" style:family="text">
      <style:text-properties fo:font-size="11.00pt" fo:font-weight="normal" fo:font-family="Calibri" style:font-family-asian="Calibri" style:font-family-complex="Calibri" fo:background-color="transparent" style:use-window-font-color="true"/>
    </style:style>
    <style:style style:name="T54" style:family="text">
      <style:text-properties fo:font-size="10.00pt" fo:font-weight="normal" fo:font-family="Arial" style:font-family-asian="Arial" style:font-family-complex="Arial" fo:background-color="transparent" style:use-window-font-color="true"/>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0.00pt" fo:font-weight="normal" fo:font-family="Arial" style:font-family-asian="Arial" style:font-family-complex="Arial" fo:background-color="transparent" style:use-window-font-color="true"/>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4.00pt" fo:font-weight="bold" fo:font-family="Arial" style:font-family-asian="Arial" style:font-family-complex="Arial" fo:background-color="transparent" style:use-window-font-color="true"/>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2.00pt" fo:font-weight="normal" fo:font-family="Arial" style:font-family-asian="Arial" style:font-family-complex="Arial" fo:background-color="transparent" style:use-window-font-color="true"/>
    </style:style>
    <style:style style:name="P1" style:family="paragraph">
      <style:paragraph-properties fo:line-height="100.00%" fo:text-align="left"/>
    </style:style>
    <style:style style:name="P2" style:family="paragraph">
      <style:paragraph-properties fo:line-height="100.00%" fo:text-align="center"/>
    </style:style>
    <style:style style:name="P3" style:family="paragraph">
      <style:paragraph-properties fo:line-height="100.00%" fo:text-align="left"/>
    </style:style>
    <text:list-style style:name="L4">
      <text:list-level-style-bullet text:level="1" text:bullet-char="•">
        <style:list-level-properties text:space-before="0.00pt" text:min-label-width="18.00pt"/>
        <style:text-properties fo:font-family="Symbol"/>
      </text:list-level-style-bullet>
    </text:list-style>
    <style:style style:name="P4" style:family="paragraph">
      <style:paragraph-properties fo:line-height="100.00%" fo:text-align="left" fo:margin-left="-18.00pt" fo:text-indent="18.00pt"/>
    </style:style>
    <style:style style:name="P5" style:family="paragraph">
      <style:paragraph-properties fo:line-height="100.00%" fo:text-align="left"/>
    </style:style>
    <text:list-style style:name="L6">
      <text:list-level-style-bullet text:level="1" text:bullet-char="•">
        <style:list-level-properties text:space-before="0.00pt" text:min-label-width="18.00pt"/>
        <style:text-properties fo:font-family="Symbol"/>
      </text:list-level-style-bullet>
    </text:list-style>
    <style:style style:name="P6" style:family="paragraph">
      <style:paragraph-properties fo:line-height="100.00%" fo:text-align="left" fo:margin-left="-18.00pt" fo:text-indent="18.00pt"/>
    </style:style>
    <style:style style:name="P7" style:family="paragraph">
      <style:paragraph-properties fo:line-height="100.00%" fo:text-align="left"/>
    </style:style>
    <text:list-style style:name="L8">
      <text:list-level-style-bullet text:level="1" text:bullet-char="•">
        <style:list-level-properties text:space-before="0.00pt" text:min-label-width="18.00pt"/>
        <style:text-properties fo:font-family="Symbol"/>
      </text:list-level-style-bullet>
    </text:list-style>
    <style:style style:name="P8" style:family="paragraph">
      <style:paragraph-properties fo:line-height="100.00%" fo:text-align="left" fo:margin-left="-18.00pt" fo:text-indent="18.00pt"/>
    </style:style>
  </office:automatic-styles>
  <office:body>
    <office:text>
      <text:p text:style-name="P1"><text:span text:style-name="T1">This document is a draft and is incomplete.<text:s text:c="2"/></text:span></text:p>
      <text:p text:style-name="P2"><text:span text:style-name="T2"/></text:p>
      <text:p text:style-name="P2"><text:span text:style-name="T3">Quick Start for XPL/Pro</text:span></text:p>
      <text:p text:style-name="P2"><text:span text:style-name="T4"/></text:p>
      <text:p text:style-name="P3"><text:span text:style-name="T4"/></text:p>
      <text:p text:style-name="P3"><text:span text:style-name="T5">What is XPL Pro?</text:span></text:p>
      <text:p text:style-name="P3"><text:span text:style-name="T6"/></text:p>
      <text:p text:style-name="P3"><text:span text:style-name="T7">XPL/Pro was created to provide an easy-to-use library for Arduino programmers to simplify the connection from their Arduino boards to X-plane flight simulator.<text:s text:c="2"/>It handles all communications with X-Plane via the USB serial port.<text:s text:c="2"/>It allows registration and read/write capability for X-Plane Datarefs and X-Plane Commands.</text:span></text:p>
      <text:p text:style-name="P3"><text:span text:style-name="T8"/></text:p>
      <text:p text:style-name="P3"><text:span text:style-name="T9">Installation</text:span></text:p>
      <text:p text:style-name="P3"><text:span text:style-name="T10"/></text:p>
      <text:p text:style-name="P3"><text:span text:style-name="T11">XPL/Pro includes two components.<text:s text:c="2"/></text:span></text:p>
      <text:p text:style-name="P3"><text:span text:style-name="T12"/></text:p>
      <text:list text:style-name="L4">
        <text:list-item>
          <text:p text:style-name="P4"><text:span text:style-name="T13">XPL/Pro Plug-in:</text:span><text:span text:style-name="T14"><text:s text:c="2"/>This plug-in searches for XPL/Pro Arduino modules that are attached to USB ports on your computer, then handles registration and communications regarding X-Plane Datarefs and<text:s text:c="2"/>X-Plane commands.<text:s text:c="2"/>After downloading a current version from the repository (</text:span><text:a xlink:href="http://www.patreon.com/curiosityworkshop"><text:span text:style-name="T16">www.patreon.com/curiosityworkshop</text:span></text:a><text:span text:style-name="T17">) you will need to extract the XPLPro folder and copy it into the resources/plugins directory of your X-Plane installation.<text:s text:c="2"/>The next time X-Plane loads, it will see the plug-in and it will be active.</text:span></text:p>
        </text:list-item>
      </text:list>
      <text:p text:style-name="P5"><text:span text:style-name="T18"/></text:p>
      <text:list text:style-name="L6">
        <text:list-item>
          <text:p text:style-name="P6"><text:span text:style-name="T19">XPL/Pro Library:<text:s text:c="2"/></text:span><text:span text:style-name="T20">This library will be included into your Arduino Sketches and includes all of the necessary functionality to communicate with X-Plane via the plug-in.<text:s text:c="2"/>After downloading a current version from the repository you will need to extract the XPLPro folder and copy it into the “libraries” folder of your Arduino Sketch folder.</text:span></text:p>
        </text:list-item>
      </text:list>
      <text:p text:style-name="P7"><text:span text:style-name="T21"/></text:p>
      <text:p text:style-name="P7"><text:span text:style-name="T22">Basic Usage</text:span></text:p>
      <text:p text:style-name="P7"><text:span text:style-name="T23"/></text:p>
      <text:p text:style-name="P7"><draw:frame text:anchor-type="as-char" svg:width="43.18mm" svg:height="11.64mm" style:rel-width="scale" style:rel-height="scale"><draw:object-ole xlink:href="OleObj1"/><draw:image xlink:href="ObjectReplacements/OleObj1"/></draw:frame><text:span text:style-name="T24">You will need to include the XPLDirect library in your sketch:</text:span></text:p>
      <text:p text:style-name="P7"><text:span text:style-name="T25"/></text:p>
      <text:p text:style-name="P7"><text:span text:style-name="T26">Then create an instance of it using the standard Serial port:</text:span></text:p>
      <text:p text:style-name="P7"><draw:frame text:anchor-type="as-char" svg:width="61.38mm" svg:height="12.07mm" style:rel-width="scale" style:rel-height="scale"><draw:object-ole xlink:href="OleObj2"/><draw:image xlink:href="ObjectReplacements/OleObj2"/></draw:frame><text:span text:style-name="T27"/></text:p>
      <text:p text:style-name="P7"><text:span text:style-name="T28">The library will configure the Serial port for you, don't attempt to change baud rates as the Xplane plugin is expecting 115200 baud.</text:span></text:p>
      <text:p text:style-name="P7"><draw:frame text:anchor-type="as-char" svg:width="57.79mm" svg:height="9.31mm" style:rel-width="scale" style:rel-height="scale"><draw:object-ole xlink:href="OleObj3"/><draw:image xlink:href="ObjectReplacements/OleObj3"/></draw:frame><text:span text:style-name="T29"/></text:p>
      <text:p text:style-name="P7"><text:span text:style-name="T29"/></text:p>
      <text:p text:style-name="P7"><text:span text:style-name="T29"/></text:p>
      <text:p text:style-name="P7"><text:span text:style-name="T30">Memory Issues</text:span></text:p>
      <text:p text:style-name="P7"><text:span text:style-name="T31"/></text:p>
      <text:p text:style-name="P7"><text:span text:style-name="T32">If you run into strange behavior with AVR boards (Arduino Uno, Nano, Mega, etc) understand that they are typically memory limited.<text:s text:c="2"/>The designation of dataref and command names can take up significant portions of the small resources these boards allocate.<text:s text:c="2"/>For certain boards, there are compiling directives that allow for “PROGMEM”, which if used will significantly reduce the memory used.<text:s text:c="2"/>If you are declaring more than a handful of datarefs or commands, you will need to wrap your dataref names and command names with an F() macro, like in the following example:</text:span></text:p>
      <text:p text:style-name="P7"><draw:frame text:anchor-type="as-char" svg:width="155.58mm" svg:height="9.31mm" style:rel-width="scale" style:rel-height="scale"><draw:object-ole xlink:href="OleObj4"/><draw:image xlink:href="ObjectReplacements/OleObj4"/></draw:frame><text:span text:style-name="T33"/></text:p>
      <text:p text:style-name="P7"><text:span text:style-name="T34"><text:s/>Instead of :</text:span></text:p>
      <text:p text:style-name="P7"><draw:frame text:anchor-type="as-char" svg:width="152.19mm" svg:height="10.37mm" style:rel-width="scale" style:rel-height="scale"><draw:object-ole xlink:href="OleObj5"/><draw:image xlink:href="ObjectReplacements/OleObj5"/></draw:frame><text:span text:style-name="T35"/></text:p>
      <text:p text:style-name="P7"><text:span text:style-name="T35"/></text:p>
      <text:p text:style-name="P7"><text:span text:style-name="T36">We have successfully registered in excess of 70 datarefs and commands on an Arduino Mega with this technique.<text:s text:c="2"/>If you find a board that needs this capability and it has not been implemented, you can add it to the XPLDirect.h header and we also would appreciate you letting us know the board you are using so we can add the compiling directive to the distribution release.</text:span></text:p>
      <text:p text:style-name="P7"><text:span text:style-name="T37"/></text:p>
      <text:p text:style-name="P7"><text:span text:style-name="T38">If you try wrapping the names on boards that don't support PROGMEM, it won't compile and the process probably wasn't necessary in the first place.<text:s text:c="2"/></text:span></text:p>
      <text:p text:style-name="P7"><text:span text:style-name="T39"/></text:p>
      <text:p text:style-name="P7"><text:span text:style-name="T40">Registration of DataRefs</text:span></text:p>
      <text:p text:style-name="P7"><text:span text:style-name="T41"/></text:p>
      <text:p text:style-name="P7"><text:span text:style-name="T42">X-Plane DataRef access is available through several overloaded function calls.<text:s text:c="2"/>All calls return a handle to the DataRef that can be used with functions, but generally this is more useful to commands and no functions have been created specific to DataRefs at this time.</text:span></text:p>
      <text:p text:style-name="P7"><text:span text:style-name="T42">Parameters in common with registration:</text:span></text:p>
      <text:p text:style-name="P7"><text:span text:style-name="T43"/></text:p>
      <text:p text:style-name="P7"><text:span text:style-name="T44">char *datarefName:<text:s text:c="2"/><text:tab/></text:span></text:p>
      <text:p text:style-name="P7"><text:span text:style-name="T44">This is a c-string containing the name of the DataRef you wish to register.<text:s text:c="2"/>As described previously, on some board types you can wrap this string in an “F-Macro” to conserve dynamic memory space.<text:s text:c="2"/>See examples below.</text:span></text:p>
      <text:p text:style-name="P7"><text:span text:style-name="T45"/></text:p>
      <text:p text:style-name="P7"><text:span text:style-name="T45"/></text:p>
      <text:p text:style-name="P7"><text:span text:style-name="T46">int mode:<text:tab/><text:tab/><text:tab/></text:span></text:p>
      <text:p text:style-name="P7"><text:span text:style-name="T46">can be XPL_READ, XPL_WRITE, or XPL_READWRITE</text:span></text:p>
      <text:p text:style-name="P7"><text:span text:style-name="T46">XPL_READ receives data, XPL_WRITE allows us to update data, XPL_READWRITE allows both but may be unpredictable in some <text:tab/>applications.</text:span></text:p>
      <text:p text:style-name="P7"><text:span text:style-name="T46"><text:tab/><text:tab/><text:tab/></text:span></text:p>
      <text:p text:style-name="P7"><text:span text:style-name="T46">unsigned int rate:<text:tab/><text:tab/><text:tab/></text:span></text:p>
      <text:p text:style-name="P7"><text:span text:style-name="T46">Maximum update rate in milliseconds.<text:s text:c="2"/>You can reduce data flow by increasing this if necessary.<text:s text:c="3"/></text:span></text:p>
      <text:p text:style-name="P7"><text:span text:style-name="T47"/></text:p>
      <text:p text:style-name="P7"><text:span text:style-name="T48">float divider:<text:tab/><text:tab/></text:span></text:p>
      <text:p text:style-name="P7"><text:span text:style-name="T48">This will reduce data flow by reducing the precision of the data being transferred.<text:s text:c="2"/>As X-Plane/Direct only transmits data when it changes, we can reduce the precision of the data as needed.<text:s text:c="2"/>For instance, if we are receiving engine RPM for display, you can make this value 10 and we will only be updated when the value changes from 1100 to 1110 for example, rather than having many data frames transmitted when there is a difference of 1100.01 to 1100.02.</text:span></text:p>
      <text:p text:style-name="P7"><text:span text:style-name="T49"/></text:p>
      <text:p text:style-name="P7"><text:span text:style-name="T50">All registration commands take a pointer to a variable that can change automatically, either by receiving data from the X-Plane plug-in, or by your code which will cause the library to send the new data to the X-Plane plug-in.</text:span></text:p>
      <text:p text:style-name="P7"><text:span text:style-name="T51"/></text:p>
      <text:p text:style-name="P7"><text:span text:style-name="T52">Currently X-Plane direct supports variables of type “long int” and “float”, and arrays of either.<text:s text:c="2"/>This covers most of the types of data that the DataRefs use.</text:span></text:p>
      <text:p text:style-name="P7"><text:span text:style-name="T53"/></text:p>
      <text:p text:style-name="P7"><text:span text:style-name="T53"/></text:p>
      <text:p text:style-name="P7"><text:span text:style-name="T53"/></text:p>
      <text:p text:style-name="P7"><text:span text:style-name="T53"/></text:p>
      <text:p text:style-name="P7"><text:span text:style-name="T53"/></text:p>
      <text:p text:style-name="P7"><text:span text:style-name="T54"><text:s text:c="4"/>int registerDataRef(char *datarefName, int mode, unsigned int rate, float divider, long int *); <text:line-break/>    int registerDataRef(char*, int, unsigned int, float, long int*, int);                 // array int dataref<text:line-break/>    int registerDataRef(char*, int, unsigned int, float, float*);                         // single float dataref<text:line-break/>    int registerDataRef(char*, int, unsigned int, float, float*, int);                    // array float dataref </text:span></text:p>
      <text:p text:style-name="P7"><text:span text:style-name="T55"/></text:p>
      <text:p text:style-name="P7"><text:span text:style-name="T56"> <text:line-break/>    int registerCommand(const __FlashStringHelper* commandName, int pin);                       // use this overload to attach the command to a pin<text:line-break/>    int registerCommand(const __FlashStringHelper* commandName, int* value);                    // use this overload to attach the command to a variable<text:line-break/>    int registerCommand(const __FlashStringHelper* commandName);                                // use this overload to trigger the command manually (commandTrigger)<text:line-break/>    int commandTrigger(int commandHandle);                                                      // triggers specified command 1 time;<text:line-break/>    int commandTrigger(int commandHandle, int triggerCount);                                    // triggers specified command triggerCount times.  <text:line-break/>    int commandStart(int commandHandle);                                                        // Avoid this unless you know what you are doing.  Command "begins" must be balanced with commend "ends"<text:line-break/>    int commandEnd(int commandHandle);<text:line-break/> <text:line-break/>  <text:line-break/>    int registerCommand(char* commandName, int* value);                               // use this overload to attach the command to a variable<text:line-break/>    int registerCommand(char* commandName, int pin);                                  // use this overload to attach the command to a pin<text:line-break/>    int registerCommand(char* commandName);                                           // use this overload to trigger the command manually (commandTrigger);<text:line-break/>    <text:line-break/>   <text:line-break/>    int sendDebugMessage(char*);<text:line-break/>    int allDataRefsRegistered(void);<text:line-break/>    void dumpRegistrations(void);                                        // a debug function, usually disabled.<text:line-break/>   <text:line-break/>    int xloop(void);                                                                            // where the magic happens!</text:span></text:p>
      <text:p text:style-name="P7"><text:span text:style-name="T57"/></text:p>
      <text:p text:style-name="P7"><text:span text:style-name="T58">Troubleshooting</text:span></text:p>
      <text:p text:style-name="P7"><text:span text:style-name="T59"/></text:p>
      <text:list text:style-name="L8">
        <text:list-item>
          <text:p text:style-name="P8"><text:span text:style-name="T60">Xplane/Direct plugin does not see your Arduino device:</text:span></text:p>
        </text:list-item>
        <text:list-item>
          <text:p text:style-name="P8"><text:span text:style-name="T60">Confirm that the Serial monitor window is not open.<text:s text:c="2"/>The plugin is unable to initiate communications with the device if the serial monitor window is actively connected to it.</text:span></text:p>
        </text:list-item>
      </text:list>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